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text:span text:style-name="T3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3"><text:a xlink:href="https://en.wikipedia.org/wiki/Algebra" xlink:type="simple">Algebra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3"><text:a xlink:href="https://en.wikipedia.org/wiki/Real_analysis" xlink:type="simple">Real analysis</text:a></text:span><text:span text:style-name="T3"> / </text:span><text:span text:style-name="T3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3"><text:a xlink:href="https://en.wikipedia.org/wiki/Set_theory" xlink:type="simple">Set theory</text:a></text:span><text:span text:style-name="T3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4"><text:a xlink:href="https://en.wikipedia.org/wiki/Kinematics" xlink:type="simple">Kinematics</text:a></text:span><text:span text:style-name="T4"> / </text:span><text:span text:style-name="T4"><text:a xlink:href="https://en.wikipedia.org/wiki/Gravity" xlink:type="simple">Gravitation</text:a></text:span><text:span text:style-name="T4">  / </text:span><text:span text:style-name="T4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3"><text:a xlink:href="https://en.wikipedia.org/wiki/Computational_complexity_theory" xlink:type="simple">Computational complexity theory</text:a></text:span><text:span text:style-name="T3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3"><text:a xlink:href="https://en.wikipedia.org/wiki/Algebraic_curve" xlink:type="simple">Algebraic curves</text:a></text:span><text:span text:style-name="T3"> / </text:span><text:span text:style-name="T3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3"><text:a xlink:href="https://en.wikipedia.org/wiki/Large_deviations_theory" xlink:type="simple">Large deviations</text:a></text:span><text:span text:style-name="T3"> / </text:span><text:span text:style-name="T3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3"><text:a xlink:href="https://en.wikipedia.org/wiki/Group_theory" xlink:type="simple">Group theory</text:a></text:span><text:span text:style-name="T3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pan text:style-name="T3"><text:a xlink:href="https://en.wikipedia.org/wiki/Number_theory" xlink:type="simple">Number theory</text:a></text:span><text:span text:style-name="T3"> / </text:span><text:span text:style-name="T3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pan text:style-name="T3"><text:a xlink:href="https://en.wikipedia.org/wiki/Geometry" xlink:type="simple">Geometry</text:a></text:span><text:span text:style-name="T3"> / </text:span><text:span text:style-name="T3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3"><text:a xlink:href="https://en.wikipedia.org/wiki/Geometry" xlink:type="simple">Geometry</text:a></text:span><text:span text:style-name="T3"> / </text:span><text:span text:style-name="T3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3"><text:a xlink:href="https://en.wikipedia.org/wiki/Commutative_algebra" xlink:type="simple">Commutative algebra</text:a></text:span><text:span text:style-name="T3"> / </text:span><text:span text:style-name="T3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3"><text:a xlink:href="https://en.wikipedia.org/wiki/Commutative_algebra" xlink:type="simple">Commutative algebra</text:a></text:span><text:span text:style-name="T3"> / </text:span><text:span text:style-name="T3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text:span text:style-name="T3"> / </text:span><text:span text:style-name="T3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3"><text:a xlink:href="https://en.wikipedia.org/wiki/Curve" xlink:type="simple">Curves</text:a></text:span><text:span text:style-name="T3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3"><text:a xlink:href="https://en.wikipedia.org/wiki/Real_analysis" xlink:type="simple">Real analysis</text:a></text:span><text:span text:style-name="T3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3"><text:a xlink:href="https://en.wikipedia.org/wiki/Kinetics_(physics)" xlink:type="simple">Kinetics</text:a></text:span><text:span text:style-name="T3"> /  </text:span><text:span text:style-name="T3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3"><text:a xlink:href="https://en.wikipedia.org/wiki/Set_theory" xlink:type="simple">Set theory</text:a></text:span><text:span text:style-name="T3"> / </text:span><text:span text:style-name="T3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3"><text:a xlink:href="https://en.wikipedia.org/wiki/Operator_theory" xlink:type="simple">Operator theory</text:a></text:span><text:span text:style-name="T3"> / </text:span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3"><text:a xlink:href="https://en.wikipedia.org/wiki/Fixed_point_(mathematics)" xlink:type="simple">Fixed points</text:a></text:span><text:span text:style-name="T3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3"><text:a xlink:href="https://en.wikipedia.org/wiki/Algebraic_group" xlink:type="simple">Algebraic groups</text:a></text:span><text:span text:style-name="T3"> / </text:span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3"><text:a xlink:href="https://en.wikipedia.org/wiki/Number_theory" xlink:type="simple">Number theory</text:a></text:span><text:span text:style-name="T3"> / </text:span><text:span text:style-name="T3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3"><text:a xlink:href="https://en.wikipedia.org/wiki/Complex_analysis" xlink:type="simple">Complex analysis</text:a></text:span><text:span text:style-name="T3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3"><text:a xlink:href="https://en.wikipedia.org/wiki/Algebra" xlink:type="simple">Algebra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3"><text:a xlink:href="https://en.wikipedia.org/wiki/Calculus_of_variations" xlink:type="simple">Calculus of variations</text:a></text:span><text:span text:style-name="T3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3"><text:a xlink:href="https://en.wikipedia.org/wiki/Computer_science" xlink:type="simple">Computer science</text:a></text:span><text:span text:style-name="T3"> / </text:span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3"><text:a xlink:href="https://en.wikipedia.org/wiki/Riemann_surfaces" xlink:type="simple">Riemann surfaces</text:a></text:span><text:span text:style-name="T3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3"><text:a xlink:href="https://en.wikipedia.org/wiki/Functional_analysis" xlink:type="simple">Functional analysis</text:a></text:span><text:span text:style-name="T3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3"><text:a xlink:href="https://en.wikipedia.org/wiki/Recursion_theory" xlink:type="simple">Recursion theory</text:a></text:span><text:span text:style-name="T3"> / </text:span><text:span text:style-name="T3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3"><text:a xlink:href="https://en.wikipedia.org/wiki/Vector_calculus" xlink:type="simple">Vector calculus</text:a></text:span><text:span text:style-name="T3"> / </text:span><text:span text:style-name="T3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3"><text:a xlink:href="https://en.wikipedia.org/wiki/Functional_analysis" xlink:type="simple">Functional analysis</text:a></text:span><text:span text:style-name="T3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3"><text:a xlink:href="https://en.wikipedia.org/wiki/Complex_analysis" xlink:type="simple">Complex analysis</text:a></text:span><text:span text:style-name="T3"> / </text:span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3"><text:a xlink:href="https://oeis.org/A000041" xlink:type="simple">A000041</text:a></text:span><text:span text:style-name="T3"> / </text:span><text:span text:style-name="T3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9:40:22.641743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20:31:07.007864580</dc:date>
    <meta:editing-duration>PT19H9M38S</meta:editing-duration>
    <meta:editing-cycles>703</meta:editing-cycles>
    <meta:generator>LibreOffice/7.1.5.2$Linux_X86_64 LibreOffice_project/10$Build-2</meta:generator>
    <meta:document-statistic meta:table-count="8" meta:cell-count="2720" meta:object-count="0"/>
  </office:meta>
</office:document-meta>
</file>